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38mm"/>
    </style:style>
    <style:style style:name="co2" style:family="table-column">
      <style:table-column-properties fo:break-before="auto" style:column-width="5.52mm"/>
    </style:style>
    <style:style style:name="co3" style:family="table-column">
      <style:table-column-properties fo:break-before="auto" style:column-width="45.05mm"/>
    </style:style>
    <style:style style:name="co4" style:family="table-column">
      <style:table-column-properties fo:break-before="auto" style:column-width="134.3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uleur</text:p>
          </table:table-cell>
          <table:table-cell office:value-type="string" calcext:value-type="string">
            <text:p>E?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Description original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a Griffe de l'Aigle</text:p>
          </table:table-cell>
          <table:table-cell office:value-type="string" calcext:value-type="string">
            <text:p>Drainez 1(C) OU 3(C) à moins que le rival ne vous paye 1(S)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ain du Djinn</text:p>
          </table:table-cell>
          <table:table-cell office:value-type="string" calcext:value-type="string">
            <text:p>Drainez 2(C) à moins que votre rival ne vous paye 1(S)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atte du Démon</text:p>
          </table:table-cell>
          <table:table-cell office:value-type="string" calcext:value-type="string">
            <text:p>Drainez 3(C) si vous avez moins de (S) que votre riv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gue de Glace</text:p>
          </table:table-cell>
          <table:table-cell office:value-type="string" calcext:value-type="string">
            <text:p>Drainez 1(C) ou 3(C) si vous défaussez une carte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tte du Tigre</text:p>
          </table:table-cell>
          <table:table-cell office:value-type="string" calcext:value-type="string">
            <text:p>Drainez 1(C)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mpête Acide</text:p>
          </table:table-cell>
          <table:table-cell office:value-type="string" calcext:value-type="string">
            <text:p>Drainez jusqu'à 4(C). Payez un (S) pour chacune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angue de Serpent</text:p>
          </table:table-cell>
          <table:table-cell office:value-type="string" calcext:value-type="string">
            <text:p>Drainez 3(C) et le rival pioche 1 carte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rbe d'Eradication</text:p>
          </table:table-cell>
          <table:table-cell office:value-type="string" calcext:value-type="string">
            <text:p>Drainez 4(C) si vous donnez 2(S) à votre riv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ête de Feu</text:p>
          </table:table-cell>
          <table:table-cell office:value-type="string" calcext:value-type="string">
            <text:p>Drainez 1(C) ou 4(C) si vous défaussez 1 carte rouge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oule de Feu</text:p>
          </table:table-cell>
          <table:table-cell office:value-type="string" calcext:value-type="string">
            <text:p>Drainez 1(C) pour chaque carte dans la main du riv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lédiction Mineure</text:p>
          </table:table-cell>
          <table:table-cell office:value-type="string" calcext:value-type="string">
            <text:p>Drainez 1(C) et piochez 1 carte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up de Foudre</text:p>
          </table:table-cell>
          <table:table-cell office:value-type="string" calcext:value-type="string">
            <text:p>Drainez 3(C) si vous avez moins de (C) que votre riv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orsure à l'Âme</text:p>
          </table:table-cell>
          <table:table-cell office:value-type="string" calcext:value-type="string">
            <text:p>Drainez 1(C) ou 3(C) si vous payez 1(S)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yclone</text:p>
          </table:table-cell>
          <table:table-cell office:value-type="string" calcext:value-type="string">
            <text:p>Drainez jusqu'à 5(C). Défaussez une carte pour chaque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'Epée de l'Ombre</text:p>
          </table:table-cell>
          <table:table-cell office:value-type="string" calcext:value-type="string">
            <text:p>Drainez 2(C)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ort de Protection</text:p>
          </table:table-cell>
          <table:table-cell office:value-type="string" calcext:value-type="string">
            <text:p>Gagnez 2(C) et votre rival gagne 1(S)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ng de la Terre</text:p>
          </table:table-cell>
          <table:table-cell office:value-type="string" calcext:value-type="string">
            <text:p>Gagnez jusqu'à 5(C). Défaussez 1 carte pour chaque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eur de Pierre</text:p>
          </table:table-cell>
          <table:table-cell office:value-type="string" calcext:value-type="string">
            <text:p>Gagnez jusqu'à 4(C). Payez 1(S) pour chaque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rbre de Vie</text:p>
          </table:table-cell>
          <table:table-cell office:value-type="string" calcext:value-type="string">
            <text:p>Gagnez 1(C) pour chaque carte dans la main de votre rival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ge de la Vie</text:p>
          </table:table-cell>
          <table:table-cell office:value-type="string" calcext:value-type="string">
            <text:p>Gagnez 3(C) et votre rival gagne 1(C)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au de la Vie</text:p>
          </table:table-cell>
          <table:table-cell office:value-type="string" calcext:value-type="string">
            <text:p>Gagnez 2(C)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au Bénite</text:p>
          </table:table-cell>
          <table:table-cell office:value-type="string" calcext:value-type="string">
            <text:p>Gagnez 1(C) et piochez 1 carte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établissement</text:p>
          </table:table-cell>
          <table:table-cell office:value-type="string" calcext:value-type="string">
            <text:p>Gagnez 3(C) si vous avez moins (C) que votre rival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in de la Guérison</text:p>
          </table:table-cell>
          <table:table-cell office:value-type="string" calcext:value-type="string">
            <text:p>Gagnez 1(C) ou 3(C) si vous payez 1(S)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ot de Garde</text:p>
          </table:table-cell>
          <table:table-cell office:value-type="string" calcext:value-type="string">
            <text:p>Gagnez 2(C) si vous avez moins (C) que votre rival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nimer</text:p>
          </table:table-cell>
          <table:table-cell office:value-type="string" calcext:value-type="string">
            <text:p>Gagnez 1(C) et 1(S)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éraphin de la Lumière</text:p>
          </table:table-cell>
          <table:table-cell office:value-type="string" calcext:value-type="string">
            <text:p>Gagnez 1(C) ou 4(C) si vous défaussez une carte jaune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jet du Poison</text:p>
          </table:table-cell>
          <table:table-cell office:value-type="string" calcext:value-type="string">
            <text:p>Gagnez 3(C) si votre rival contrôle le rouge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énédiction du Prêtre</text:p>
          </table:table-cell>
          <table:table-cell office:value-type="string" calcext:value-type="string">
            <text:p>Gagnez 1(C)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urification</text:p>
          </table:table-cell>
          <table:table-cell office:value-type="string" calcext:value-type="string">
            <text:p>Gagnez 1(C) et drainez 1(C)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ort de Séduction</text:p>
          </table:table-cell>
          <table:table-cell office:value-type="string" calcext:value-type="string">
            <text:p>Gagnez 2(S) et votre rival en gagne 1(S)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ortail Spirituel</text:p>
          </table:table-cell>
          <table:table-cell office:value-type="string" calcext:value-type="string">
            <text:p>Gagnez 1(S) et gagnez 1(C)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Jarre Magique</text:p>
          </table:table-cell>
          <table:table-cell office:value-type="string" calcext:value-type="string">
            <text:p>Gagnez 1(S) ou 2 si vous avez moins de (S) que votre rival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rchez dans l'ombre</text:p>
          </table:table-cell>
          <table:table-cell office:value-type="string" calcext:value-type="string">
            <text:p>Gagnez 1(S) ou 2 si vous avez moins d'(C) que votre rival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oigts de Lumière</text:p>
          </table:table-cell>
          <table:table-cell office:value-type="string" calcext:value-type="string">
            <text:p>Gagnez 1(S)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oing de la Fortune</text:p>
          </table:table-cell>
          <table:table-cell office:value-type="string" calcext:value-type="string">
            <text:p>Gagnez 3(S) si votre rival a drainé (C) lors du dernier tour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iège de Cristal</text:p>
          </table:table-cell>
          <table:table-cell office:value-type="string" calcext:value-type="string">
            <text:p>Gagnez 1(S) et drainez 1(C)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empête Saphir</text:p>
          </table:table-cell>
          <table:table-cell office:value-type="string" calcext:value-type="string">
            <text:p>Perdez jusqu'à 5(C). Gagnez 1(S) pour chaqu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Œil de Saphir</text:p>
          </table:table-cell>
          <table:table-cell office:value-type="string" calcext:value-type="string">
            <text:p>Gagnez 1(S) ou 3(S) si vous avez moins de 5(S)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ntaine de Cristal</text:p>
          </table:table-cell>
          <table:table-cell office:value-type="string" calcext:value-type="string">
            <text:p>Gagnez 4(S) si vous contrôlez seulement le bleu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phir de Convocation</text:p>
          </table:table-cell>
          <table:table-cell office:value-type="string" calcext:value-type="string">
            <text:p>Gagnez 1(S) ou 4(S) si vous défaussez une carte bleu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in des Voleurs</text:p>
          </table:table-cell>
          <table:table-cell office:value-type="string" calcext:value-type="string">
            <text:p>Volez 1(S) à votre rival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rsure du Gobelin</text:p>
          </table:table-cell>
          <table:table-cell office:value-type="string" calcext:value-type="string">
            <text:p>Gagnez 4(S) à moins que votre rival ne perde 2(C)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orte du Djinn</text:p>
          </table:table-cell>
          <table:table-cell office:value-type="string" calcext:value-type="string">
            <text:p>Gagnez 1(S) ou 3 si vous défaussez 1 cart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ierre Philosophale</text:p>
          </table:table-cell>
          <table:table-cell office:value-type="string" calcext:value-type="string">
            <text:p>Gagnez 1(S) et piochez 1 carte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cquisition</text:p>
          </table:table-cell>
          <table:table-cell office:value-type="string" calcext:value-type="string">
            <text:p>Choisissez 1 : chaque magicien gagne 2(C), 2(S) ou 2 cartes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ierre Runique</text:p>
          </table:table-cell>
          <table:table-cell office:value-type="string" calcext:value-type="string">
            <text:p>Piochez 2 cartes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rouillard de l'Esprit</text:p>
          </table:table-cell>
          <table:table-cell office:value-type="string" calcext:value-type="string">
            <text:p>Piochez 3 cartes et défaussez-en 2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ape des rêves</text:p>
          </table:table-cell>
          <table:table-cell office:value-type="string" calcext:value-type="string">
            <text:p>Utiliez une carte contrôlée par votre rival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tigue</text:p>
          </table:table-cell>
          <table:table-cell office:value-type="string" calcext:value-type="string">
            <text:p>Choisissez 1 : chaque magicien perd 2(C), 2(S) ou 2 cartes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rouiller</text:p>
          </table:table-cell>
          <table:table-cell office:value-type="string" calcext:value-type="string">
            <text:p>Jouez une carte de votre main, utilisez-la et ensuite défaussez-la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iroir</text:p>
          </table:table-cell>
          <table:table-cell office:value-type="string" calcext:value-type="string">
            <text:p>Tournez une carte pour quelle vous fasse face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ésordre</text:p>
          </table:table-cell>
          <table:table-cell office:value-type="string" calcext:value-type="string">
            <text:p>Défaussez jusqu'à 3 cartes. Gagnez 1(C) et drainez 1(C) pour chacune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afouiller</text:p>
          </table:table-cell>
          <table:table-cell office:value-type="string" calcext:value-type="string">
            <text:p>Gagnez 1(C), drainez 1(C) et gagnez 1(S)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 Renforcer</text:p>
          </table:table-cell>
          <table:table-cell office:value-type="string" calcext:value-type="string">
            <text:p>Utilisez une autre carte que vous contrôlez deux fois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étamorphe</text:p>
          </table:table-cell>
          <table:table-cell office:value-type="string" calcext:value-type="string">
            <text:p>Utilisez toutes les autres cartes du dessus que vous contrôlez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ffaiblir</text:p>
          </table:table-cell>
          <table:table-cell office:value-type="string" calcext:value-type="string">
            <text:p>Piochez 2 cartes à moins que votre rival en défausse 1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atte de Singe</text:p>
          </table:table-cell>
          <table:table-cell office:value-type="string" calcext:value-type="string">
            <text:p>Piochez 1 carte, et ensuite jouez une carte de votre main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r du Fou</text:p>
          </table:table-cell>
          <table:table-cell office:value-type="string" calcext:value-type="string">
            <text:p>Défaussez la première carte d'une des autres piles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cktail Toxique</text:p>
          </table:table-cell>
          <table:table-cell office:value-type="string" calcext:value-type="string">
            <text:p>Piochez 1 carte.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artes additionnelles</text:p>
          </table:table-cell>
          <table:table-cell office:value-type="string" calcext:value-type="string">
            <text:p>à vérifi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laive prismatique</text:p>
          </table:table-cell>
          <table:table-cell office:value-type="string" calcext:value-type="string">
            <text:p>Défaussez 4 cartes de la ligne centrale. Drainez 1(C) pour chaque couleur différente parmi les cartes défaussées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ontaine Arc-en-ciel</text:p>
          </table:table-cell>
          <table:table-cell office:value-type="string" calcext:value-type="string">
            <text:p>Défaussez 4 cartes de la ligne centrale. Gagnez 1(C) pour chaque couleur différente parmi les cartes défaussée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orte Astrale</text:p>
          </table:table-cell>
          <table:table-cell office:value-type="string" calcext:value-type="string">
            <text:p>Gagnez 4(S). Perdez 1(S) pour chaque (C) que votre rival défausse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eil du Djinn</text:p>
          </table:table-cell>
          <table:table-cell office:value-type="string" calcext:value-type="string">
            <text:p>Piochez 3 cartes. Jouez-en 1 et défaussez les 2 autres.</text:p>
          </table:table-cell>
        </table:table-row>
        <table:table-row table:style-name="ro1" table:number-rows-repeated="104850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2">00/00/0000</text:date>, <text:time style:data-style-name="N2" text:time-value="17:28:23.00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1T00:52:05.620000000</meta:creation-date>
    <dc:date>2015-09-12T17:31:14.367000000</dc:date>
    <meta:editing-duration>PT8M22S</meta:editing-duration>
    <meta:editing-cycles>4</meta:editing-cycles>
    <meta:generator>LibreOffice/4.4.0.3$Windows_x86 LibreOffice_project/de093506bcdc5fafd9023ee680b8c60e3e0645d7</meta:generator>
    <meta:document-statistic meta:table-count="1" meta:cell-count="209" meta:object-count="0"/>
  </office:meta>
</office:document-meta>
</file>